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b97f" officeooo:paragraph-rsid="0003b97f"/>
    </style:style>
    <style:style style:name="P2" style:family="paragraph" style:parent-style-name="Standard">
      <style:text-properties officeooo:rsid="0003b97f" officeooo:paragraph-rsid="000400ba"/>
    </style:style>
    <style:style style:name="P3" style:family="paragraph" style:parent-style-name="Standard">
      <style:text-properties officeooo:rsid="0003b97f" officeooo:paragraph-rsid="0004a3b5"/>
    </style:style>
    <style:style style:name="P4" style:family="paragraph" style:parent-style-name="Standard">
      <style:text-properties fo:font-weight="bold" officeooo:rsid="0003b97f" officeooo:paragraph-rsid="0004a3b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 Black" officeooo:rsid="0004a3b5" officeooo:paragraph-rsid="0004a3b5"/>
    </style:style>
    <style:style style:name="P6" style:family="paragraph" style:parent-style-name="Standard">
      <style:paragraph-properties fo:text-align="start" style:justify-single-word="false"/>
      <style:text-properties style:font-name="Arial Black" officeooo:rsid="0004a3b5" officeooo:paragraph-rsid="0004a3b5"/>
    </style:style>
    <style:style style:name="P7" style:family="paragraph" style:parent-style-name="Standard">
      <style:text-properties officeooo:rsid="0004a3b5" officeooo:paragraph-rsid="0004a3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0400ba" style:font-weight-asian="normal" style:font-weight-complex="normal"/>
    </style:style>
    <style:style style:name="T6" style:family="text">
      <style:text-properties officeooo:rsid="000400b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400ba" style:font-weight-asian="normal" style:font-weight-complex="normal"/>
    </style:style>
    <style:style style:name="T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04a3b5"/>
    </style:style>
    <style:style style:name="T13" style:family="text">
      <style:text-properties officeooo:rsid="0006e9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Retrospectiva</text:p>
      <text:p text:style-name="P6"/>
      <text:p text:style-name="Standard"/>
      <text:p text:style-name="P3"><text:span text:style-name="T1">Que hemos hecho bien</text:span><text:line-break/><text:span text:style-name="T2">Nos hemos repartido bien el trabajo </text:span>: Desde el principio teniamos claro las tareas que iba a hacer cada uno<text:line-break/><text:line-break/><text:span text:style-name="T2">Buen trabajo en equipo</text:span> : Siempre que alguno tenia algún problema el otro le intentaba ayudar a solucionarlo<text:line-break/><text:line-break/><text:span text:style-name="T1">Que hemos hecho mal</text:span><text:line-break/><text:line-break/><text:span text:style-name="T2">Subestimar el tiempo de las tareas</text:span> : La estimación de la mayoría de tareas se nos han quedado cortas.<text:line-break/><text:line-break/><text:span text:style-name="T2">Falta de investigación antes de empezar el proyecto </text:span>: Tendríamos que haber investigado un poco más las tareas a las que nos íbamos a tener que enfrentar para estar más preparados y para haber estimado mejor las horas de cada tarea.<text:line-break/><text:line-break/><text:span text:style-name="T2">Mal planteamiento de la BBDD </text:span>: Cambiamos muchas veces la estructura de la BBDD por el mal planteamiento que hicimos la primera semana de proyecto <text:span text:style-name="T13">y eso nos hizo perder mucho tiempo</text:span>.<text:line-break/><text:line-break/><text:span text:style-name="T1">Mejoras</text:span><text:line-break/><text:span text:style-name="T2">Invertir más tiempo de investigación</text:span> : Se hubiéramos invertido más tiempo en investigar mejor el proyecto creemos que nos hubiera dado más tiempo para completar más tareas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20:12:47.924199001</meta:creation-date>
    <meta:generator>LibreOffice/5.1.6.2$Linux_X86_64 LibreOffice_project/10m0$Build-2</meta:generator>
    <dc:date>2018-05-28T16:55:03.219684418</dc:date>
    <meta:editing-duration>PT25M6S</meta:editing-duration>
    <meta:editing-cycles>4</meta:editing-cycles>
    <meta:document-statistic meta:table-count="0" meta:image-count="0" meta:object-count="0" meta:page-count="1" meta:paragraph-count="2" meta:word-count="168" meta:character-count="973" meta:non-whitespace-character-count="801"/>
  </office:meta>
</office:document-meta>
</file>